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59.99mm" svg:height="89.99mm" svg:x="312.96mm" svg:y="19.07mm">
            <loext:p/>
            <draw:object draw:notify-on-update-of-ranges="Planilha1.P25:Planilha1.P25 Planilha1.M1:Planilha1.M29 Planilha1.J1:Planilha1.J29 Planilha1.M1:Planilha1.M2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8mm" svg:height="90.04mm" svg:x="315.26mm" svg:y="112.89mm">
            <loext:p/>
            <draw:object draw:notify-on-update-of-ranges="Planilha1.G31:Planilha1.G59 Planilha1.M31:Planilha1.M5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MEDIAN([.B1];[.E1];[.H1];[.K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  <table:table-cell table:formula="of:=MEDIAN([.B2];[.E2];[.H2];[.K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/>
          <table:table-cell table:formula="of:=MEDIAN([.B3];[.E3];[.H3];[.K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/>
          <table:table-cell table:formula="of:=MEDIAN([.B4];[.E4];[.H4];[.K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/>
          <table:table-cell table:formula="of:=MEDIAN([.B5];[.E5];[.H5];[.K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/>
          <table:table-cell table:formula="of:=MEDIAN([.B6];[.E6];[.H6];[.K6])"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/>
          <table:table-cell table:formula="of:=MEDIAN([.B7];[.E7];[.H7];[.K7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  <table:table-cell/>
          <table:table-cell table:formula="of:=MEDIAN([.B8];[.E8];[.H8];[.K8])" office:value-type="float" office:value="6.5" calcext:value-type="float">
            <text:p>6,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11" calcext:value-type="float">
            <text:p>11</text:p>
          </table:table-cell>
          <table:table-cell/>
          <table:table-cell table:formula="of:=MEDIAN([.B9];[.E9];[.H9];[.K9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13" calcext:value-type="float">
            <text:p>13</text:p>
          </table:table-cell>
          <table:table-cell/>
          <table:table-cell table:formula="of:=MEDIAN([.B10];[.E10];[.H10];[.K10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MEDIAN([.B11];[.E11];[.H11];[.K11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341" calcext:value-type="float">
            <text:p>34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341" calcext:value-type="float">
            <text:p>34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341" calcext:value-type="float">
            <text:p>341</text:p>
          </table:table-cell>
          <table:table-cell office:value-type="float" office:value="17" calcext:value-type="float">
            <text:p>17</text:p>
          </table:table-cell>
          <table:table-cell/>
          <table:table-cell table:formula="of:=MEDIAN([.B12];[.E12];[.H12];[.K12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21" calcext:value-type="float">
            <text:p>21</text:p>
          </table:table-cell>
          <table:table-cell/>
          <table:table-cell table:formula="of:=MEDIAN([.B13];[.E13];[.H13];[.K13]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/>
          <table:table-cell table:formula="of:=MEDIAN([.B14];[.E14];[.H14];[.K14]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434" calcext:value-type="float">
            <text:p>43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34" calcext:value-type="float">
            <text:p>43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434" calcext:value-type="float">
            <text:p>434</text:p>
          </table:table-cell>
          <table:table-cell office:value-type="float" office:value="24" calcext:value-type="float">
            <text:p>24</text:p>
          </table:table-cell>
          <table:table-cell/>
          <table:table-cell table:formula="of:=MEDIAN([.B15];[.E15];[.H15];[.K15]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27" calcext:value-type="float">
            <text:p>27</text:p>
          </table:table-cell>
          <table:table-cell/>
          <table:table-cell table:formula="of:=MEDIAN([.B16];[.E16];[.H16];[.K16]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496" calcext:value-type="float">
            <text:p>49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496" calcext:value-type="float">
            <text:p>49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96" calcext:value-type="float">
            <text:p>496</text:p>
          </table:table-cell>
          <table:table-cell office:value-type="float" office:value="28" calcext:value-type="float">
            <text:p>28</text:p>
          </table:table-cell>
          <table:table-cell/>
          <table:table-cell table:formula="of:=MEDIAN([.B17];[.E17];[.H17];[.K17]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527" calcext:value-type="float">
            <text:p>52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527" calcext:value-type="float">
            <text:p>52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27" calcext:value-type="float">
            <text:p>527</text:p>
          </table:table-cell>
          <table:table-cell office:value-type="float" office:value="29" calcext:value-type="float">
            <text:p>29</text:p>
          </table:table-cell>
          <table:table-cell/>
          <table:table-cell table:formula="of:=MEDIAN([.B18];[.E18];[.H18];[.K18]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558" calcext:value-type="float">
            <text:p>55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558" calcext:value-type="float">
            <text:p>558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558" calcext:value-type="float">
            <text:p>558</text:p>
          </table:table-cell>
          <table:table-cell office:value-type="float" office:value="29" calcext:value-type="float">
            <text:p>29</text:p>
          </table:table-cell>
          <table:table-cell/>
          <table:table-cell table:formula="of:=MEDIAN([.B19];[.E19];[.H19];[.K19]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89" calcext:value-type="float">
            <text:p>589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89" calcext:value-type="float">
            <text:p>589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89" calcext:value-type="float">
            <text:p>589</text:p>
          </table:table-cell>
          <table:table-cell office:value-type="float" office:value="32" calcext:value-type="float">
            <text:p>32</text:p>
          </table:table-cell>
          <table:table-cell/>
          <table:table-cell table:formula="of:=MEDIAN([.B20];[.E20];[.H20];[.K20]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34" calcext:value-type="float">
            <text:p>34</text:p>
          </table:table-cell>
          <table:table-cell/>
          <table:table-cell table:formula="of:=MEDIAN([.B21];[.E21];[.H21];[.K21])" office:value-type="float" office:value="34.5" calcext:value-type="float">
            <text:p>34,5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38" calcext:value-type="float">
            <text:p>38</text:p>
          </table:table-cell>
          <table:table-cell/>
          <table:table-cell table:formula="of:=MEDIAN([.B22];[.E22];[.H22];[.K22]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40" calcext:value-type="float">
            <text:p>40</text:p>
          </table:table-cell>
          <table:table-cell/>
          <table:table-cell table:formula="of:=MEDIAN([.B23];[.E23];[.H23];[.K23])" office:value-type="float" office:value="39.5" calcext:value-type="float">
            <text:p>39,5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713" calcext:value-type="float">
            <text:p>713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713" calcext:value-type="float">
            <text:p>713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713" calcext:value-type="float">
            <text:p>713</text:p>
          </table:table-cell>
          <table:table-cell office:value-type="float" office:value="40" calcext:value-type="float">
            <text:p>40</text:p>
          </table:table-cell>
          <table:table-cell/>
          <table:table-cell table:formula="of:=MEDIAN([.B24];[.E24];[.H24];[.K24])" office:value-type="float" office:value="39.5" calcext:value-type="float">
            <text:p>39,5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744" calcext:value-type="float">
            <text:p>744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744" calcext:value-type="float">
            <text:p>74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744" calcext:value-type="float">
            <text:p>744</text:p>
          </table:table-cell>
          <table:table-cell office:value-type="float" office:value="40" calcext:value-type="float">
            <text:p>40</text:p>
          </table:table-cell>
          <table:table-cell/>
          <table:table-cell table:formula="of:=MEDIAN([.B25];[.E25];[.H25];[.K25])" office:value-type="float" office:value="39.5" calcext:value-type="float">
            <text:p>39,5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775" calcext:value-type="float">
            <text:p>775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775" calcext:value-type="float">
            <text:p>77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775" calcext:value-type="float">
            <text:p>775</text:p>
          </table:table-cell>
          <table:table-cell office:value-type="float" office:value="42" calcext:value-type="float">
            <text:p>42</text:p>
          </table:table-cell>
          <table:table-cell/>
          <table:table-cell table:formula="of:=MEDIAN([.B26];[.E26];[.H26];[.K26])" office:value-type="float" office:value="40.5" calcext:value-type="float">
            <text:p>40,5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806" calcext:value-type="float">
            <text:p>806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806" calcext:value-type="float">
            <text:p>806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806" calcext:value-type="float">
            <text:p>806</text:p>
          </table:table-cell>
          <table:table-cell office:value-type="float" office:value="42" calcext:value-type="float">
            <text:p>42</text:p>
          </table:table-cell>
          <table:table-cell/>
          <table:table-cell table:formula="of:=MEDIAN([.B27];[.E27];[.H27];[.K27])" office:value-type="float" office:value="40.5" calcext:value-type="float">
            <text:p>40,5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837" calcext:value-type="float">
            <text:p>837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837" calcext:value-type="float">
            <text:p>837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837" calcext:value-type="float">
            <text:p>837</text:p>
          </table:table-cell>
          <table:table-cell office:value-type="float" office:value="42" calcext:value-type="float">
            <text:p>42</text:p>
          </table:table-cell>
          <table:table-cell/>
          <table:table-cell table:formula="of:=MEDIAN([.B28];[.E28];[.H28];[.K28])" office:value-type="float" office:value="40.5" calcext:value-type="float">
            <text:p>40,5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868" calcext:value-type="float">
            <text:p>868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868" calcext:value-type="float">
            <text:p>868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868" calcext:value-type="float">
            <text:p>868</text:p>
          </table:table-cell>
          <table:table-cell office:value-type="float" office:value="42" calcext:value-type="float">
            <text:p>42</text:p>
          </table:table-cell>
          <table:table-cell/>
          <table:table-cell table:formula="of:=MEDIAN([.B29];[.E29];[.H29];[.K29])" office:value-type="float" office:value="40.5" calcext:value-type="float">
            <text:p>40,5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MEDIAN([.B31];[.E31];[.H31];[.K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  <table:table-cell table:formula="of:=MEDIAN([.B32];[.E32];[.H32];[.K3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/>
          <table:table-cell table:formula="of:=MEDIAN([.B33];[.E33];[.H33];[.K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/>
          <table:table-cell table:formula="of:=MEDIAN([.B34];[.E34];[.H34];[.K3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/>
          <table:table-cell table:formula="of:=MEDIAN([.B35];[.E35];[.H35];[.K3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/>
          <table:table-cell table:formula="of:=MEDIAN([.B36];[.E36];[.H36];[.K3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/>
          <table:table-cell table:formula="of:=MEDIAN([.B37];[.E37];[.H37];[.K37])"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2" calcext:value-type="float">
            <text:p>2</text:p>
          </table:table-cell>
          <table:table-cell/>
          <table:table-cell table:formula="of:=MEDIAN([.B38];[.E38];[.H38];[.K38])" office:value-type="float" office:value="1.5" calcext:value-type="float">
            <text:p>1,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3" calcext:value-type="float">
            <text:p>3</text:p>
          </table:table-cell>
          <table:table-cell/>
          <table:table-cell table:formula="of:=MEDIAN([.B39];[.E39];[.H39];[.K39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6" calcext:value-type="float">
            <text:p>6</text:p>
          </table:table-cell>
          <table:table-cell/>
          <table:table-cell table:formula="of:=MEDIAN([.B40];[.E40];[.H40];[.K40])" office:value-type="float" office:value="5.5" calcext:value-type="float">
            <text:p>5,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8" calcext:value-type="float">
            <text:p>8</text:p>
          </table:table-cell>
          <table:table-cell/>
          <table:table-cell table:formula="of:=MEDIAN([.B41];[.E41];[.H41];[.K41])" office:value-type="float" office:value="7.5" calcext:value-type="float">
            <text:p>7,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41" calcext:value-type="float">
            <text:p>34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41" calcext:value-type="float">
            <text:p>34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41" calcext:value-type="float">
            <text:p>34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MEDIAN([.B42];[.E42];[.H42];[.K42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12" calcext:value-type="float">
            <text:p>12</text:p>
          </table:table-cell>
          <table:table-cell/>
          <table:table-cell table:formula="of:=MEDIAN([.B43];[.E43];[.H43];[.K43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14" calcext:value-type="float">
            <text:p>14</text:p>
          </table:table-cell>
          <table:table-cell/>
          <table:table-cell table:formula="of:=MEDIAN([.B44];[.E44];[.H44];[.K44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34" calcext:value-type="float">
            <text:p>43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34" calcext:value-type="float">
            <text:p>43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34" calcext:value-type="float">
            <text:p>434</text:p>
          </table:table-cell>
          <table:table-cell office:value-type="float" office:value="15" calcext:value-type="float">
            <text:p>15</text:p>
          </table:table-cell>
          <table:table-cell/>
          <table:table-cell table:formula="of:=MEDIAN([.B45];[.E45];[.H45];[.K45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15" calcext:value-type="float">
            <text:p>15</text:p>
          </table:table-cell>
          <table:table-cell/>
          <table:table-cell table:formula="of:=MEDIAN([.B46];[.E46];[.H46];[.K46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96" calcext:value-type="float">
            <text:p>49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96" calcext:value-type="float">
            <text:p>49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96" calcext:value-type="float">
            <text:p>496</text:p>
          </table:table-cell>
          <table:table-cell office:value-type="float" office:value="15" calcext:value-type="float">
            <text:p>15</text:p>
          </table:table-cell>
          <table:table-cell/>
          <table:table-cell table:formula="of:=MEDIAN([.B47];[.E47];[.H47];[.K47])" office:value-type="float" office:value="16.5" calcext:value-type="float">
            <text:p>16,5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527" calcext:value-type="float">
            <text:p>52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27" calcext:value-type="float">
            <text:p>52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527" calcext:value-type="float">
            <text:p>527</text:p>
          </table:table-cell>
          <table:table-cell office:value-type="float" office:value="15" calcext:value-type="float">
            <text:p>15</text:p>
          </table:table-cell>
          <table:table-cell/>
          <table:table-cell table:formula="of:=MEDIAN([.B48];[.E48];[.H48];[.K48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558" calcext:value-type="float">
            <text:p>55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58" calcext:value-type="float">
            <text:p>55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558" calcext:value-type="float">
            <text:p>558</text:p>
          </table:table-cell>
          <table:table-cell office:value-type="float" office:value="15" calcext:value-type="float">
            <text:p>15</text:p>
          </table:table-cell>
          <table:table-cell/>
          <table:table-cell table:formula="of:=MEDIAN([.B49];[.E49];[.H49];[.K49])" office:value-type="float" office:value="17.5" calcext:value-type="float">
            <text:p>17,5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589" calcext:value-type="float">
            <text:p>58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89" calcext:value-type="float">
            <text:p>58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89" calcext:value-type="float">
            <text:p>589</text:p>
          </table:table-cell>
          <table:table-cell office:value-type="float" office:value="15" calcext:value-type="float">
            <text:p>15</text:p>
          </table:table-cell>
          <table:table-cell/>
          <table:table-cell table:formula="of:=MEDIAN([.B50];[.E50];[.H50];[.K50])" office:value-type="float" office:value="17.5" calcext:value-type="float">
            <text:p>17,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MEDIAN([.B51];[.E51];[.H51];[.K51])" office:value-type="float" office:value="17.5" calcext:value-type="float">
            <text:p>17,5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15" calcext:value-type="float">
            <text:p>15</text:p>
          </table:table-cell>
          <table:table-cell/>
          <table:table-cell table:formula="of:=MEDIAN([.B52];[.E52];[.H52];[.K52])" office:value-type="float" office:value="17.5" calcext:value-type="float">
            <text:p>17,5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15" calcext:value-type="float">
            <text:p>15</text:p>
          </table:table-cell>
          <table:table-cell/>
          <table:table-cell table:formula="of:=MEDIAN([.B53];[.E53];[.H53];[.K53])" office:value-type="float" office:value="17.5" calcext:value-type="float">
            <text:p>17,5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713" calcext:value-type="float">
            <text:p>71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713" calcext:value-type="float">
            <text:p>71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713" calcext:value-type="float">
            <text:p>713</text:p>
          </table:table-cell>
          <table:table-cell office:value-type="float" office:value="15" calcext:value-type="float">
            <text:p>15</text:p>
          </table:table-cell>
          <table:table-cell/>
          <table:table-cell table:formula="of:=MEDIAN([.B54];[.E54];[.H54];[.K54])" office:value-type="float" office:value="17.5" calcext:value-type="float">
            <text:p>17,5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744" calcext:value-type="float">
            <text:p>74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744" calcext:value-type="float">
            <text:p>74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744" calcext:value-type="float">
            <text:p>744</text:p>
          </table:table-cell>
          <table:table-cell office:value-type="float" office:value="15" calcext:value-type="float">
            <text:p>15</text:p>
          </table:table-cell>
          <table:table-cell/>
          <table:table-cell table:formula="of:=MEDIAN([.B55];[.E55];[.H55];[.K55])" office:value-type="float" office:value="17.5" calcext:value-type="float">
            <text:p>17,5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775" calcext:value-type="float">
            <text:p>77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775" calcext:value-type="float">
            <text:p>77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775" calcext:value-type="float">
            <text:p>775</text:p>
          </table:table-cell>
          <table:table-cell office:value-type="float" office:value="15" calcext:value-type="float">
            <text:p>15</text:p>
          </table:table-cell>
          <table:table-cell/>
          <table:table-cell table:formula="of:=MEDIAN([.B56];[.E56];[.H56];[.K56])" office:value-type="float" office:value="17.5" calcext:value-type="float">
            <text:p>17,5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806" calcext:value-type="float">
            <text:p>80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806" calcext:value-type="float">
            <text:p>80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806" calcext:value-type="float">
            <text:p>806</text:p>
          </table:table-cell>
          <table:table-cell office:value-type="float" office:value="15" calcext:value-type="float">
            <text:p>15</text:p>
          </table:table-cell>
          <table:table-cell/>
          <table:table-cell table:formula="of:=MEDIAN([.B57];[.E57];[.H57];[.K57])" office:value-type="float" office:value="17.5" calcext:value-type="float">
            <text:p>17,5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837" calcext:value-type="float">
            <text:p>83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837" calcext:value-type="float">
            <text:p>83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837" calcext:value-type="float">
            <text:p>837</text:p>
          </table:table-cell>
          <table:table-cell office:value-type="float" office:value="15" calcext:value-type="float">
            <text:p>15</text:p>
          </table:table-cell>
          <table:table-cell/>
          <table:table-cell table:formula="of:=MEDIAN([.B58];[.E58];[.H58];[.K58])" office:value-type="float" office:value="17.5" calcext:value-type="float">
            <text:p>17,5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868" calcext:value-type="float">
            <text:p>86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868" calcext:value-type="float">
            <text:p>86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868" calcext:value-type="float">
            <text:p>868</text:p>
          </table:table-cell>
          <table:table-cell office:value-type="float" office:value="15" calcext:value-type="float">
            <text:p>15</text:p>
          </table:table-cell>
          <table:table-cell/>
          <table:table-cell table:formula="of:=MEDIAN([.B59];[.E59];[.H59];[.K59])" office:value-type="float" office:value="17.5" calcext:value-type="float">
            <text:p>17,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3T12:01:28.810000000</meta:creation-date>
    <dc:date>2018-04-13T12:09:35.749000000</dc:date>
    <meta:editing-duration>PT8M7S</meta:editing-duration>
    <meta:editing-cycles>1</meta:editing-cycles>
    <meta:document-statistic meta:table-count="1" meta:cell-count="522" meta:object-count="2"/>
    <meta:generator>LibreOffice/5.4.2.2$Windows_X86_64 LibreOffice_project/22b09f6418e8c2d508a9eaf86b2399209b0990f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-0.001cm" svg:y="0cm" style:legend-expansion="custom" chartooo:width="16cm" chartooo:height="9cm" style:legend-expansion-aspect-ratio="1.77777777777778" chart:style-name="ch2"/>
        <chart:plot-area chart:style-name="ch3" table:cell-range-address="Planilha1.P25:Planilha1.P25 Planilha1.M1:Planilha1.M29 Planilha1.J1:Planilha1.J29" chart:data-source-has-labels="both" svg:x="0.32cm" svg:y="0.18cm" svg:width="15.36cm" svg:height="8.64cm">
          <chartooo:coordinate-region svg:x="0.941cm" svg:y="0.379cm" svg:width="14.367cm" svg:height="7.794cm"/>
          <chart:axis chart:dimension="x" chart:name="primary-x" chart:style-name="ch4" chartooo:axis-type="auto">
            <chart:categories table:cell-range-address="Planilha1.M1:Planilha1.M2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lanilha1.M1:Planilha1.M29" chart:class="chart:scatter">
            <chart:domain table:cell-range-address="Planilha1.J1:Planilha1.J29"/>
            <chart:data-point chart:repeated="2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J</text:p>
              </table:table-cell>
              <table:table-cell office:value-type="string">
                <text:p>Coluna M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Planilha1.M1:Planilha1.M29</svg:desc>
                </draw:g>
              </table:table-cell>
              <table:table-cell office:value-type="float" office:value="0">
                <text:p>0</text:p>
                <draw:g>
                  <svg:desc>Planilha1.J1:Planilha1.J29</svg:desc>
                </draw:g>
              </table:table-cell>
              <table:table-cell office:value-type="float" office:value="0">
                <text:p>0</text:p>
                <draw:g>
                  <svg:desc>Planilha1.M1:Planilha1.M29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24">
                <text:p>1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155">
                <text:p>15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86">
                <text:p>1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217">
                <text:p>217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48">
                <text:p>2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79">
                <text:p>2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10">
                <text:p>3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41">
                <text:p>34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72">
                <text:p>37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403">
                <text:p>40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34">
                <text:p>43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465">
                <text:p>46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496">
                <text:p>49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527">
                <text:p>52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58">
                <text:p>55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589">
                <text:p>58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34.5">
                <text:p>34.5</text:p>
              </table:table-cell>
              <table:table-cell office:value-type="float" office:value="620">
                <text:p>620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651">
                <text:p>65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39.5">
                <text:p>39.5</text:p>
              </table:table-cell>
              <table:table-cell office:value-type="float" office:value="682">
                <text:p>682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float" office:value="39.5">
                <text:p>39.5</text:p>
              </table:table-cell>
              <table:table-cell office:value-type="float" office:value="713">
                <text:p>713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float" office:value="39.5">
                <text:p>39.5</text:p>
              </table:table-cell>
              <table:table-cell office:value-type="float" office:value="744">
                <text:p>744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float" office:value="40.5">
                <text:p>40.5</text:p>
              </table:table-cell>
              <table:table-cell office:value-type="float" office:value="775">
                <text:p>775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float" office:value="40.5">
                <text:p>40.5</text:p>
              </table:table-cell>
              <table:table-cell office:value-type="float" office:value="806">
                <text:p>806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float" office:value="40.5">
                <text:p>40.5</text:p>
              </table:table-cell>
              <table:table-cell office:value-type="float" office:value="837">
                <text:p>837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float" office:value="40.5">
                <text:p>40.5</text:p>
              </table:table-cell>
              <table:table-cell office:value-type="float" office:value="868">
                <text:p>868</text:p>
              </table:table-cell>
              <table:table-cell office:value-type="float" office:value="40.5">
                <text:p>4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4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scatter" chart:style-name="ch1">
        <chart:legend svg:x="-0.001cm" svg:y="0cm" style:legend-expansion="custom" chartooo:width="15.999cm" chartooo:height="9.005cm" style:legend-expansion-aspect-ratio="1.77667962243198" chart:style-name="ch2"/>
        <chart:plot-area chart:style-name="ch3" table:cell-range-address="Planilha1.G31:Planilha1.G59 Planilha1.M31:Planilha1.M59" svg:x="0.319cm" svg:y="0.18cm" svg:width="15.361cm" svg:height="8.645cm">
          <chartooo:coordinate-region svg:x="0.94cm" svg:y="0.379cm" svg:width="14.368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lanilha1.M31:Planilha1.M59" chart:class="chart:scatter">
            <chart:domain table:cell-range-address="Planilha1.G31:Planilha1.G59"/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G</text:p>
              </table:table-cell>
              <table:table-cell office:value-type="string">
                <text:p>Coluna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lanilha1.G31:Planilha1.G59</svg:desc>
                </draw:g>
              </table:table-cell>
              <table:table-cell office:value-type="float" office:value="0">
                <text:p>0</text:p>
                <draw:g>
                  <svg:desc>Planilha1.M31:Planilha1.M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4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5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6">
                <text:p>18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7">
                <text:p>217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8">
                <text:p>2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9">
                <text:p>279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0">
                <text:p>31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1">
                <text:p>3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2">
                <text:p>3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3">
                <text:p>4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4">
                <text:p>4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65">
                <text:p>4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96">
                <text:p>496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27">
                <text:p>5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58">
                <text:p>558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9">
                <text:p>589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20">
                <text:p>620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1">
                <text:p>651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82">
                <text:p>682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13">
                <text:p>713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44">
                <text:p>744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75">
                <text:p>775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06">
                <text:p>806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37">
                <text:p>837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68">
                <text:p>868</text:p>
              </table:table-cell>
              <table:table-cell office:value-type="float" office:value="17.5">
                <text:p>17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